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02cm"/>
    </style:style>
    <style:style style:name="gr7" style:family="graphic" style:parent-style-name="standard">
      <style:graphic-properties draw:stroke="none" svg:stroke-color="#000000" draw:fill="none" draw:fill-color="#ffffff" fo:min-height="0.861cm"/>
    </style:style>
    <style:style style:name="gr8" style:family="graphic" style:parent-style-name="standard">
      <style:graphic-properties draw:stroke="none" svg:stroke-color="#000000" draw:fill="none" draw:fill-color="#ffffff" fo:min-height="0.161cm"/>
    </style:style>
    <style:style style:name="gr9" style:family="graphic" style:parent-style-name="standard">
      <style:graphic-properties draw:stroke="none" svg:stroke-color="#000000" draw:fill="none" draw:fill-color="#ffffff" fo:min-height="0.122cm"/>
    </style:style>
    <style:style style:name="gr10" style:family="graphic" style:parent-style-name="standard">
      <style:graphic-properties draw:stroke="none" svg:stroke-color="#000000" draw:fill="none" draw:fill-color="#ffffff" fo:min-height="0.862cm"/>
    </style:style>
    <style:style style:name="gr11" style:family="graphic" style:parent-style-name="standard">
      <style:graphic-properties draw:stroke="none" svg:stroke-color="#000000" draw:fill="none" draw:fill-color="#ffffff" fo:min-height="0.61cm"/>
    </style:style>
    <style:style style:name="gr12" style:family="graphic" style:parent-style-name="standard">
      <style:graphic-properties draw:stroke="none" svg:stroke-color="#000000" draw:fill="none" draw:fill-color="#ffffff" fo:min-height="0.294cm"/>
    </style:style>
    <style:style style:name="gr13" style:family="graphic" style:parent-style-name="standard">
      <style:graphic-properties draw:stroke="none" svg:stroke-color="#000000" draw:fill="none" draw:fill-color="#ffffff" fo:min-height="0.486cm"/>
    </style:style>
    <style:style style:name="gr14" style:family="graphic" style:parent-style-name="standard">
      <style:graphic-properties draw:stroke="none" svg:stroke-color="#000000" draw:fill="none" draw:fill-color="#ffffff" fo:min-height="0.408cm"/>
    </style:style>
    <style:style style:name="gr15" style:family="graphic" style:parent-style-name="standard">
      <style:graphic-properties draw:stroke="none" svg:stroke-color="#000000" draw:fill="none" draw:fill-color="#ffffff" fo:min-height="0.234cm"/>
    </style:style>
    <style:style style:name="gr16" style:family="graphic" style:parent-style-name="standard">
      <style:graphic-properties draw:stroke="none" svg:stroke-color="#000000" draw:fill="none" draw:fill-color="#ffffff" fo:min-height="0.48cm"/>
    </style:style>
    <style:style style:name="gr17" style:family="graphic" style:parent-style-name="standard">
      <style:graphic-properties draw:stroke="none" svg:stroke-color="#000000" draw:fill="none" draw:fill-color="#ffffff" fo:min-height="0.339cm"/>
    </style:style>
    <style:style style:name="gr18" style:family="graphic" style:parent-style-name="standard">
      <style:graphic-properties draw:stroke="none" svg:stroke-color="#000000" draw:fill="none" draw:fill-color="#ffffff" fo:min-height="0.199cm"/>
    </style:style>
    <style:style style:name="gr19" style:family="graphic" style:parent-style-name="standard">
      <style:graphic-properties draw:stroke="none" svg:stroke-color="#000000" draw:fill="none" draw:fill-color="#ffffff" fo:min-height="0.29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none" svg:stroke-color="#000000" draw:fill="none" draw:fill-color="#ffffff" fo:min-height="0.275cm"/>
    </style:style>
    <style:style style:name="P1" style:family="paragraph">
      <style:paragraph-properties fo:text-align="center"/>
    </style:style>
    <style:style style:name="P2" style:family="paragraph">
      <style:text-properties fo:font-size="14.6000003814697pt"/>
    </style:style>
    <style:style style:name="P3" style:family="paragraph">
      <style:text-properties fo:font-size="14.6000003814697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id="id12" draw:layer="layout" svg:width="1.46cm" svg:height="1.46cm" svg:x="5.378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.46cm" svg:height="1.46cm" svg:x="2.371cm" svg:y="17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cm" svg:height="1.46cm" svg:x="9.182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cm" svg:height="1.46cm" svg:x="5.989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1.46cm" svg:height="1.46cm" svg:x="13.69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9" draw:layer="layout" svg:width="0.206cm" svg:height="1.458cm" svg:x="1.548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0" draw:layer="layout" svg:width="0.206cm" svg:height="1.458cm" svg:x="15.955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6" draw:layer="layout" svg:width="0.206cm" svg:height="1.458cm" svg:x="13.163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5" draw:layer="layout" svg:width="0.206cm" svg:height="1.458cm" svg:x="11.228cm" svg:y="24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26" draw:layer="layout" svg:width="0.206cm" svg:height="1.458cm" svg:x="19.533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8" draw:layer="layout" svg:width="0.206cm" svg:height="1.458cm" svg:x="4.312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0.206cm" svg:height="1.458cm" svg:x="4.475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3" draw:layer="layout" svg:width="0.206cm" svg:height="1.458cm" svg:x="6.501cm" svg:y="16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3" draw:layer="layout" svg:width="0.206cm" svg:height="1.458cm" svg:x="12.317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1" draw:layer="layout" svg:width="0.206cm" svg:height="1.458cm" svg:x="7.859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0.206cm" svg:height="1.458cm" svg:x="8.104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0.206cm" svg:height="1.458cm" svg:x="1.342cm" svg:y="17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681cm" svg:y1="22.868cm" svg:x2="5.989cm" svg:y2="22.868cm" draw:start-shape="id1" draw:start-glue-point="1" draw:end-shape="id2" draw:end-glue-point="6" svg:d="m4681 22868h1308">
          <text:p/>
        </draw:connector>
        <draw:connector draw:style-name="gr5" draw:text-style-name="P1" draw:layer="layout" draw:type="line" svg:x1="7.449cm" svg:y1="22.868cm" svg:x2="8.104cm" svg:y2="22.868cm" draw:start-shape="id2" draw:start-glue-point="10" draw:end-shape="id3" draw:end-glue-point="3" svg:d="m7449 22868h655">
          <text:p/>
        </draw:connector>
        <draw:connector draw:style-name="gr5" draw:text-style-name="P1" draw:layer="layout" draw:type="line" svg:x1="8.31cm" svg:y1="22.868cm" svg:x2="9.182cm" svg:y2="22.868cm" draw:start-shape="id3" draw:start-glue-point="1" draw:end-shape="id4" draw:end-glue-point="6" svg:d="m8310 22868h872">
          <text:p/>
        </draw:connector>
        <draw:connector draw:style-name="gr5" draw:text-style-name="P1" draw:layer="layout" draw:type="line" svg:x1="10.428cm" svg:y1="23.385cm" svg:x2="11.228cm" svg:y2="24.872cm" draw:start-shape="id4" draw:start-glue-point="9" draw:end-shape="id5" draw:end-glue-point="3" svg:d="m10428 23385 800 1487">
          <text:p/>
        </draw:connector>
        <draw:custom-shape draw:style-name="gr2" draw:text-style-name="P1" draw:id="id10" draw:layer="layout" svg:width="1.46cm" svg:height="1.46cm" svg:x="3.263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1" draw:layer="layout" svg:width="1.46cm" svg:height="1.46cm" svg:x="17.30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1.46cm" svg:height="1.46cm" svg:x="14.718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.46cm" svg:height="1.46cm" svg:x="6.215cm" svg:y="9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1.46cm" svg:height="1.46cm" svg:x="9.916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48cm" svg:y1="18.057cm" svg:x2="2.371cm" svg:y2="18.057cm" draw:start-shape="id6" draw:start-glue-point="1" draw:end-shape="id7" draw:end-glue-point="6" svg:d="m1548 18057h823">
          <text:p/>
        </draw:connector>
        <draw:connector draw:style-name="gr5" draw:text-style-name="P1" draw:layer="layout" draw:type="line" svg:x1="3.831cm" svg:y1="18.057cm" svg:x2="4.312cm" svg:y2="13.392cm" draw:start-shape="id7" draw:start-glue-point="10" draw:end-shape="id8" draw:end-glue-point="3" svg:d="m3831 18057 481-4665">
          <text:p/>
        </draw:connector>
        <draw:connector draw:style-name="gr5" draw:text-style-name="P1" draw:layer="layout" draw:type="line" svg:x1="3.831cm" svg:y1="18.057cm" svg:x2="4.475cm" svg:y2="22.868cm" draw:start-shape="id7" draw:start-glue-point="10" draw:end-shape="id1" draw:end-glue-point="3" svg:d="m3831 18057 644 4811">
          <text:p/>
        </draw:connector>
        <draw:connector draw:style-name="gr5" draw:text-style-name="P1" draw:layer="layout" draw:type="line" svg:x1="1.754cm" svg:y1="5.373cm" svg:x2="3.263cm" svg:y2="5.373cm" draw:start-shape="id9" draw:start-glue-point="1" draw:end-shape="id10" draw:end-glue-point="6" svg:d="m1754 5373h1509">
          <text:p/>
        </draw:connector>
        <draw:connector draw:style-name="gr5" draw:text-style-name="P1" draw:layer="layout" draw:type="line" svg:x1="4.723cm" svg:y1="5.373cm" svg:x2="7.859cm" svg:y2="5.373cm" draw:start-shape="id10" draw:start-glue-point="10" draw:end-shape="id11" draw:end-glue-point="3" svg:d="m4723 5373h3136">
          <text:p/>
        </draw:connector>
        <draw:connector draw:style-name="gr5" draw:text-style-name="P1" draw:layer="layout" draw:type="line" svg:x1="4.518cm" svg:y1="13.392cm" svg:x2="5.378cm" svg:y2="13.392cm" draw:start-shape="id8" draw:end-shape="id12" draw:end-glue-point="6" svg:d="m4518 13392h860">
          <text:p/>
        </draw:connector>
        <draw:connector draw:style-name="gr5" draw:text-style-name="P1" draw:layer="layout" draw:type="line" svg:x1="6.107cm" svg:y1="14.123cm" svg:x2="6.501cm" svg:y2="17.474cm" draw:start-shape="id12" draw:start-glue-point="8" draw:end-shape="id13" draw:end-glue-point="3" svg:d="m6107 14123 394 3351">
          <text:p/>
        </draw:connector>
        <draw:connector draw:style-name="gr5" draw:text-style-name="P1" draw:layer="layout" draw:type="line" svg:x1="6.944cm" svg:y1="9.018cm" svg:x2="7.962cm" svg:y2="6.102cm" draw:start-shape="id14" draw:start-glue-point="4" draw:end-shape="id11" svg:d="m6944 9018 1018-2916">
          <text:p/>
        </draw:connector>
        <draw:connector draw:style-name="gr5" draw:text-style-name="P1" draw:layer="layout" draw:type="line" svg:x1="6.944cm" svg:y1="10.478cm" svg:x2="8.816cm" svg:y2="13.392cm" draw:start-shape="id14" draw:start-glue-point="8" draw:end-shape="id15" draw:end-glue-point="3" svg:d="m6944 10478 1872 2914">
          <text:p/>
        </draw:connector>
        <draw:connector draw:style-name="gr5" draw:text-style-name="P1" draw:layer="layout" draw:type="line" svg:x1="13.369cm" svg:y1="15.433cm" svg:x2="13.909cm" svg:y2="13.909cm" draw:start-shape="id16" draw:start-glue-point="1" draw:end-shape="id17" draw:end-glue-point="7" svg:d="m13369 15433 540-1524">
          <text:p/>
        </draw:connector>
        <draw:custom-shape draw:style-name="gr4" draw:text-style-name="P1" draw:id="id18" draw:layer="layout" svg:width="0.206cm" svg:height="1.458cm" svg:x="11.68cm" svg:y="19.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1" draw:layer="layout" draw:type="line" svg:x1="10.428cm" svg:y1="22.351cm" svg:x2="11.68cm" svg:y2="20.539cm" draw:start-shape="id4" draw:start-glue-point="11" draw:end-shape="id18" draw:end-glue-point="3" svg:d="m10428 22351 1252-1812">
          <text:p/>
        </draw:connector>
        <draw:connector draw:style-name="gr5" draw:text-style-name="P1" draw:layer="layout" draw:type="line" svg:x1="11.783cm" svg:y1="19.81cm" svg:x2="11.783cm" svg:y2="16.164cm" draw:start-shape="id18" draw:start-glue-point="0" draw:end-shape="id19" draw:end-glue-point="8" svg:d="m11783 19810v-3646">
          <text:p/>
        </draw:connector>
        <draw:connector draw:style-name="gr5" draw:text-style-name="P1" draw:layer="layout" draw:type="line" svg:x1="15.157cm" svg:y1="13.392cm" svg:x2="15.955cm" svg:y2="13.392cm" draw:start-shape="id17" draw:start-glue-point="10" draw:end-shape="id20" draw:end-glue-point="3" svg:d="m15157 13392h798">
          <text:p/>
        </draw:connector>
        <draw:connector draw:style-name="gr5" draw:text-style-name="P1" draw:layer="layout" draw:type="line" svg:x1="16.161cm" svg:y1="13.392cm" svg:x2="17.307cm" svg:y2="13.392cm" draw:start-shape="id20" draw:start-glue-point="1" draw:end-shape="id21" draw:end-glue-point="6" svg:d="m16161 13392h1146">
          <text:p/>
        </draw:connector>
        <draw:connector draw:style-name="gr5" draw:text-style-name="P1" draw:layer="layout" draw:type="line" svg:x1="8.065cm" svg:y1="5.373cm" svg:x2="9.916cm" svg:y2="5.373cm" draw:start-shape="id11" draw:start-glue-point="1" draw:end-shape="id22" draw:end-glue-point="6" svg:d="m8065 5373h1851">
          <text:p/>
        </draw:connector>
        <draw:connector draw:style-name="gr5" draw:text-style-name="P1" draw:layer="layout" draw:type="line" svg:x1="11.376cm" svg:y1="5.373cm" svg:x2="12.317cm" svg:y2="5.373cm" draw:start-shape="id22" draw:start-glue-point="10" draw:end-shape="id23" draw:end-glue-point="3" svg:d="m11376 5373h941">
          <text:p/>
        </draw:connector>
        <draw:custom-shape draw:style-name="gr4" draw:text-style-name="P1" draw:id="id25" draw:layer="layout" svg:width="0.206cm" svg:height="1.458cm" svg:x="16.976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523cm" svg:y1="5.373cm" svg:x2="14.718cm" svg:y2="5.373cm" draw:start-shape="id23" draw:start-glue-point="1" draw:end-shape="id24" draw:end-glue-point="6" svg:d="m12523 5373h2195">
          <text:p/>
        </draw:connector>
        <draw:connector draw:style-name="gr5" draw:text-style-name="P1" draw:layer="layout" draw:type="line" svg:x1="16.178cm" svg:y1="5.373cm" svg:x2="16.976cm" svg:y2="5.373cm" draw:start-shape="id24" draw:start-glue-point="10" draw:end-shape="id25" draw:end-glue-point="3" svg:d="m16178 5373h798">
          <text:p/>
        </draw:connector>
        <draw:connector draw:style-name="gr5" draw:text-style-name="P1" draw:layer="layout" draw:type="line" svg:x1="18.767cm" svg:y1="13.392cm" svg:x2="19.533cm" svg:y2="13.392cm" draw:start-shape="id21" draw:start-glue-point="10" draw:end-shape="id26" draw:end-glue-point="3" svg:d="m18767 13392h766">
          <text:p/>
        </draw:connector>
        <draw:custom-shape draw:style-name="gr1" draw:text-style-name="P1" draw:id="id19" draw:layer="layout" svg:width="1.46cm" svg:height="1.46cm" svg:x="11.05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28" draw:layer="layout" svg:width="0.206cm" svg:height="1.458cm" svg:x="9.776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6.957cm" svg:x2="9.776cm" svg:y2="15.433cm" draw:start-shape="id27" draw:start-glue-point="11" draw:end-shape="id28" draw:end-glue-point="3" svg:d="m9050 16957 726-1524">
          <text:p/>
        </draw:connector>
        <draw:connector draw:style-name="gr5" draw:text-style-name="P1" draw:layer="layout" draw:type="line" svg:x1="9.982cm" svg:y1="15.433cm" svg:x2="11.054cm" svg:y2="15.433cm" draw:start-shape="id28" draw:start-glue-point="1" draw:end-shape="id19" draw:end-glue-point="6" svg:d="m9982 15433h1072">
          <text:p/>
        </draw:connector>
        <draw:connector draw:style-name="gr5" draw:text-style-name="P1" draw:layer="layout" draw:type="line" svg:x1="12.514cm" svg:y1="15.433cm" svg:x2="13.163cm" svg:y2="15.433cm" draw:start-shape="id19" draw:start-glue-point="10" draw:end-shape="id16" draw:end-glue-point="3" svg:d="m12514 15433h649">
          <text:p/>
        </draw:connector>
        <draw:connector draw:style-name="gr5" draw:text-style-name="P1" draw:layer="layout" draw:type="lines" svg:x1="16.058cm" svg:y1="12.663cm" svg:x2="7.675cm" svg:y2="9.747cm" draw:start-shape="id20" draw:start-glue-point="0" draw:end-shape="id14" draw:end-glue-point="10" svg:d="m16058 12663v-500l-7883-2416h-500">
          <text:p/>
        </draw:connector>
        <draw:frame draw:style-name="gr6" draw:text-style-name="P3" draw:layer="layout" svg:width="1.394cm" svg:height="0.645cm" svg:x="4.006cm" svg:y="14.048cm">
          <draw:text-box>
            <text:p text:style-name="P2"><text:span text:style-name="T1">40%</text:span></text:p>
          </draw:text-box>
        </draw:frame>
        <draw:frame draw:style-name="gr7" draw:text-style-name="P3" draw:layer="layout" svg:width="1.531cm" svg:height="1.111cm" svg:x="4cm" svg:y="23.5cm">
          <draw:text-box>
            <text:p text:style-name="P2"><text:span text:style-name="T1">60%</text:span></text:p>
          </draw:text-box>
        </draw:frame>
        <draw:frame draw:style-name="gr7" draw:text-style-name="P3" draw:layer="layout" svg:width="1.739cm" svg:height="1.111cm" svg:x="7.5cm" svg:y="23.5cm">
          <draw:text-box>
            <text:p text:style-name="P2"><text:span text:style-name="T1">exp(15)</text:span></text:p>
          </draw:text-box>
        </draw:frame>
        <draw:frame draw:style-name="gr8" draw:text-style-name="P3" draw:layer="layout" svg:width="1.23cm" svg:height="0.645cm" svg:x="9.47cm" svg:y="16.089cm">
          <draw:text-box>
            <text:p text:style-name="P2"><text:span text:style-name="T1">80%</text:span></text:p>
          </draw:text-box>
        </draw:frame>
        <draw:frame draw:style-name="gr9" draw:text-style-name="P3" draw:layer="layout" svg:width="1.378cm" svg:height="0.645cm" svg:x="10.9cm" svg:y="25.6cm">
          <draw:text-box>
            <text:p text:style-name="P2"><text:span text:style-name="T1">30%</text:span></text:p>
          </draw:text-box>
        </draw:frame>
        <draw:frame draw:style-name="gr10" draw:text-style-name="P3" draw:layer="layout" svg:width="3.087cm" svg:height="1.112cm" svg:x="17.412cm" svg:y="11.688cm">
          <draw:text-box>
            <text:p text:style-name="P2"><text:span text:style-name="T1">čtenář opouští systém</text:span></text:p>
          </draw:text-box>
        </draw:frame>
        <draw:frame draw:style-name="gr7" draw:text-style-name="P3" draw:layer="layout" svg:width="3.087cm" svg:height="1.111cm" svg:x="11.5cm" svg:y="24.389cm">
          <draw:text-box>
            <text:p text:style-name="P2"><text:span text:style-name="T1">čtenář opouští systém</text:span></text:p>
          </draw:text-box>
        </draw:frame>
        <draw:frame draw:style-name="gr11" draw:text-style-name="P3" draw:layer="layout" svg:width="2cm" svg:height="0.86cm" svg:x="0.8cm" svg:y="18.64cm">
          <draw:text-box>
            <text:p text:style-name="P2"><text:span text:style-name="T1">exp(15)</text:span></text:p>
          </draw:text-box>
        </draw:frame>
        <draw:frame draw:style-name="gr12" draw:text-style-name="P3" draw:layer="layout" svg:width="2.5cm" svg:height="0.645cm" svg:x="1cm" svg:y="5.956cm">
          <draw:text-box>
            <text:p text:style-name="P2"><text:span text:style-name="T1">exp(1den)</text:span></text:p>
          </draw:text-box>
        </draw:frame>
        <draw:frame draw:style-name="gr13" draw:text-style-name="P3" draw:layer="layout" svg:width="1.446cm" svg:height="0.736cm" svg:x="11.354cm" svg:y="21.264cm">
          <draw:text-box>
            <text:p text:style-name="P2"><text:span text:style-name="T1">70%</text:span></text:p>
          </draw:text-box>
        </draw:frame>
        <draw:frame draw:style-name="gr14" draw:text-style-name="P3" draw:layer="layout" svg:width="2.094cm" svg:height="0.658cm" svg:x="11.806cm" svg:y="4.042cm">
          <draw:text-box>
            <text:p text:style-name="P2"><text:span text:style-name="T1">exp(30)</text:span></text:p>
          </draw:text-box>
        </draw:frame>
        <draw:frame draw:style-name="gr7" draw:text-style-name="P3" draw:layer="layout" svg:width="2.953cm" svg:height="1.111cm" svg:x="17.047cm" svg:y="4.715cm">
          <draw:text-box>
            <text:p text:style-name="P2"><text:span text:style-name="T1">dodavatel opouští systém</text:span></text:p>
          </draw:text-box>
        </draw:frame>
        <draw:frame draw:style-name="gr15" draw:text-style-name="P3" draw:layer="layout" svg:width="1.78cm" svg:height="0.645cm" svg:x="12.72cm" svg:y="16.116cm">
          <draw:text-box>
            <text:p text:style-name="P2"><text:span text:style-name="T1">pri = 2</text:span></text:p>
          </draw:text-box>
        </draw:frame>
        <draw:frame draw:style-name="gr16" draw:text-style-name="P3" draw:layer="layout" svg:width="2.053cm" svg:height="0.73cm" svg:x="7.147cm" svg:y="4.17cm">
          <draw:text-box>
            <text:p text:style-name="P2"><text:span text:style-name="T1">pri = <text:s/>3</text:span></text:p>
          </draw:text-box>
        </draw:frame>
        <draw:frame draw:style-name="gr6" draw:text-style-name="P3" draw:layer="layout" svg:width="1.851cm" svg:height="0.645cm" svg:x="15.449cm" svg:y="14.048cm">
          <draw:text-box>
            <text:p text:style-name="P2"><text:span text:style-name="T1">exp(5)</text:span></text:p>
          </draw:text-box>
        </draw:frame>
        <draw:custom-shape draw:style-name="gr4" draw:text-style-name="P1" draw:id="id15" draw:layer="layout" svg:width="0.206cm" svg:height="1.458cm" svg:x="8.816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838cm" svg:y1="13.392cm" svg:x2="8.816cm" svg:y2="13.392cm" draw:start-shape="id12" draw:start-glue-point="10" draw:end-shape="id15" draw:end-glue-point="3" svg:d="m6838 13392h1978">
          <text:p/>
        </draw:connector>
        <draw:custom-shape draw:style-name="gr1" draw:text-style-name="P1" draw:id="id27" draw:layer="layout" svg:width="1.46cm" svg:height="1.46cm" svg:x="7.804cm" svg:y="16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07cm" svg:y1="17.474cm" svg:x2="7.804cm" svg:y2="17.474cm" draw:start-shape="id13" draw:start-glue-point="1" draw:end-shape="id27" draw:end-glue-point="6" svg:d="m6707 17474h1097">
          <text:p/>
        </draw:connector>
        <draw:custom-shape draw:style-name="gr4" draw:text-style-name="P1" draw:id="id29" draw:layer="layout" svg:width="0.206cm" svg:height="1.458cm" svg:x="9.707cm" svg:y="18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7.991cm" svg:x2="9.707cm" svg:y2="19.369cm" draw:start-shape="id27" draw:start-glue-point="9" draw:end-shape="id29" draw:end-glue-point="3" svg:d="m9050 17991 657 1378">
          <text:p/>
        </draw:connector>
        <draw:frame draw:style-name="gr17" draw:text-style-name="P3" draw:layer="layout" svg:width="1.298cm" svg:height="0.645cm" svg:x="9.3cm" svg:y="20cm">
          <draw:text-box>
            <text:p text:style-name="P2"><text:span text:style-name="T1">20%</text:span></text:p>
          </draw:text-box>
        </draw:frame>
        <draw:connector draw:style-name="gr5" draw:text-style-name="P1" draw:layer="layout" draw:type="line" svg:x1="7.461cm" svg:y1="10.264cm" svg:x2="13.163cm" svg:y2="15.433cm" draw:start-shape="id14" draw:start-glue-point="9" draw:end-shape="id16" draw:end-glue-point="3" svg:d="m7461 10264 5702 5169">
          <text:p/>
        </draw:connector>
        <draw:connector draw:style-name="gr5" draw:text-style-name="P1" draw:layer="layout" draw:type="line" svg:x1="9.022cm" svg:y1="13.392cm" svg:x2="13.697cm" svg:y2="13.392cm" draw:start-shape="id15" draw:start-glue-point="1" draw:end-shape="id17" draw:end-glue-point="6" svg:d="m9022 13392h4675">
          <text:p/>
        </draw:connector>
        <draw:frame draw:style-name="gr6" draw:text-style-name="P3" draw:layer="layout" svg:width="1.827cm" svg:height="0.645cm" svg:x="8.173cm" svg:y="14.048cm">
          <draw:text-box>
            <text:p text:style-name="P2"><text:span text:style-name="T1">pri = 1</text:span></text:p>
          </draw:text-box>
        </draw:frame>
        <draw:frame draw:style-name="gr7" draw:text-style-name="P3" draw:layer="layout" svg:width="3.087cm" svg:height="1.111cm" svg:x="9.113cm" svg:y="17.689cm">
          <draw:text-box>
            <text:p text:style-name="P2"><text:span text:style-name="T1">čtenář opouští systém</text:span></text:p>
          </draw:text-box>
        </draw:frame>
        <draw:connector draw:style-name="gr5" draw:text-style-name="P1" draw:layer="layout" draw:type="line" svg:x1="15.447cm" svg:y1="6.104cm" svg:x2="7.461cm" svg:y2="9.23cm" draw:start-shape="id24" draw:start-glue-point="8" draw:end-shape="id14" draw:end-glue-point="11" svg:d="m15447 6104-7986 3126">
          <text:p/>
        </draw:connector>
        <draw:frame draw:style-name="gr18" draw:text-style-name="P3" draw:layer="layout" svg:width="2.5cm" svg:height="0.645cm" svg:x="0.9cm" svg:y="4.051cm">
          <draw:text-box>
            <text:p text:style-name="P2"><text:span text:style-name="T1">dodavatel</text:span></text:p>
          </draw:text-box>
        </draw:frame>
        <draw:frame draw:style-name="gr19" draw:text-style-name="P3" draw:layer="layout" svg:width="2cm" svg:height="0.645cm" svg:x="0.9cm" svg:y="16.753cm">
          <draw:text-box>
            <text:p text:style-name="P2"><text:span text:style-name="T1">čtenář</text:span></text:p>
          </draw:text-box>
        </draw:frame>
        <draw:custom-shape draw:style-name="gr20" draw:text-style-name="P1" draw:layer="layout" svg:width="0.29cm" svg:height="0.29cm" svg:x="6.958cm" svg:y="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9cm" svg:height="0.29cm" svg:x="6.621cm" svg:y="9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1.071cm" svg:height="0.645cm" svg:x="5.629cm" svg:y="8.6cm">
          <draw:text-box>
            <text:p text:style-name="P2"><text:span text:style-name="T1">pult</text:span></text:p>
          </draw:text-box>
        </draw:frame>
        <draw:frame draw:style-name="gr7" draw:text-style-name="P3" draw:layer="layout" svg:width="3.087cm" svg:height="1.111cm" svg:x="6.832cm" svg:y="21.191cm">
          <draw:text-box>
            <text:p text:style-name="P2"><text:span text:style-name="T1">prohlížení knížek</text:span></text:p>
          </draw:text-box>
        </draw:frame>
        <draw:frame draw:style-name="gr7" draw:text-style-name="P3" draw:layer="layout" svg:width="3.087cm" svg:height="1.111cm" svg:x="3.743cm" svg:y="11.569cm">
          <draw:text-box>
            <text:p text:style-name="P2"><text:span text:style-name="T1">vracení knížky</text:span></text:p>
          </draw:text-box>
        </draw:frame>
        <draw:frame draw:style-name="gr7" draw:text-style-name="P3" draw:layer="layout" svg:width="2.058cm" svg:height="1.111cm" svg:x="4.175cm" svg:y="21.146cm">
          <draw:text-box>
            <text:p text:style-name="P2"><text:span text:style-name="T1">půjčení knížky</text:span></text:p>
          </draw:text-box>
        </draw:frame>
        <draw:frame draw:style-name="gr22" draw:text-style-name="P3" draw:layer="layout" svg:width="1.926cm" svg:height="0.645cm" svg:x="10.674cm" svg:y="14.175cm">
          <draw:text-box>
            <text:p text:style-name="P2"><text:span text:style-name="T1">fron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1T21:48:54</meta:creation-date>
    <dc:date>2009-12-14T22:44:08</dc:date>
    <meta:editing-duration>PT02H21M31S</meta:editing-duration>
    <meta:editing-cycles>17</meta:editing-cycles>
    <meta:generator>OpenOffice.org/3.0$Unix OpenOffice.org_project/300m15$Build-9379</meta:generator>
    <meta:document-statistic meta:object-count="89"/>
    <meta:user-defined meta:name="Informace 1"/>
    <meta:user-defined meta:name="Informace 2"/>
    <meta:user-defined meta:name="Informace 3"/>
    <meta:user-defined meta:name="Informace 4"/>
  </office:meta>
</office:document-meta>
</file>